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/>
    <style:font-face style:name="Calibri" svg:font-family="Calibri" style:font-family-generic="swiss"/>
    <style:font-face style:name="Calibri1" svg:font-family="Calibri" style:font-adornments="Regular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44mm"/>
    </style:style>
    <style:style style:name="co3" style:family="table-column">
      <style:table-column-properties fo:break-before="auto" style:column-width="17.13mm"/>
    </style:style>
    <style:style style:name="co4" style:family="table-column">
      <style:table-column-properties fo:break-before="auto" style:column-width="16.67mm"/>
    </style:style>
    <style:style style:name="co5" style:family="table-column">
      <style:table-column-properties fo:break-before="auto" style:column-width="21.96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7.67mm"/>
    </style:style>
    <style:style style:name="co8" style:family="table-column">
      <style:table-column-properties fo:break-before="auto" style:column-width="23.0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Стратегия_20_B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end" fo:margin-left="0mm"/>
    </style:style>
    <style:style style:name="ce4" style:family="table-cell" style:parent-style-name="Default">
      <style:table-cell-properties style:diagonal-bl-tr="none" style:diagonal-tl-br="none" fo:border="1.76pt solid #000000" style:rotation-align="none"/>
    </style:style>
    <style:style style:name="ce5" style:family="table-cell" style:parent-style-name="Default">
      <style:table-cell-properties fo:background-color="#00ff00" fo:border="0.06pt solid #000000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8" style:family="table-cell" style:parent-style-name="Default" style:data-style-name="N11">
      <style:table-cell-properties style:rotation-align="none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</style:style>
    <style:style style:name="ce10" style:family="table-cell" style:parent-style-name="Default">
      <style:table-cell-properties fo:background-color="#00ff00" style:diagonal-bl-tr="none" style:diagonal-tl-br="none" fo:border="0.74pt solid #000000" style:rotation-align="none"/>
    </style:style>
    <style:style style:name="T1" style:family="text">
      <style:text-properties style:font-name="Calibri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Стратегия А" table:style-name="ta1">
        <office:forms form:automatic-focus="false" form:apply-design-mode="false"/>
        <table:table-column table:style-name="co1" table:number-columns-repeated="4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style-name="ce1" office:value-type="string" calcext:value-type="string">
            <text:p>Критери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5" table:formula="of:=SUMPRODUCT([.B2:.D2];СТРАТЕГИИ_А)" office:value-type="float" office:value="1.36842105263158" calcext:value-type="float">
            <text:p>1,3684210526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5" table:formula="of:=SUMPRODUCT([.B3:.D3];СТРАТЕГИИ_А)" office:value-type="float" office:value="3" calcext:value-type="float">
            <text:p>3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" table:formula="of:=SUMPRODUCT([.B4:.D4];СТРАТЕГИИ_А)" office:value-type="float" office:value="1" calcext:value-type="float">
            <text:p>1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5" table:formula="of:=SUMPRODUCT([.B5:.D5];СТРАТЕГИИ_А)" office:value-type="float" office:value="2.10526315789474" calcext:value-type="float">
            <text:p>2,1052631579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5" table:formula="of:=SUMPRODUCT([.B6:.D6];СТРАТЕГИИ_А)" office:value-type="float" office:value="1" calcext:value-type="float">
            <text:p>1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31578947368421" calcext:value-type="float">
            <text:p>0,3157894737</text:p>
          </table:table-cell>
          <table:table-cell table:style-name="ce2" office:value-type="float" office:value="0.0526315789473684" calcext:value-type="float">
            <text:p>0,0526315789</text:p>
          </table:table-cell>
          <table:table-cell table:number-columns-repeated="3"/>
        </table:table-row>
        <table:table-row table:style-name="ro2"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/>
          <table:table-cell table:style-name="Default" office:value-type="string" calcext:value-type="string">
            <text:p>Целевая функция</text:p>
          </table:table-cell>
          <table:table-cell table:style-name="Default"/>
          <table:table-cell table:style-name="ce4" table:formula="of:=SUM([.B7:.F7])" office:value-type="float" office:value="0.368421052631579" calcext:value-type="float">
            <text:p>0,3684210526</text:p>
          </table:table-cell>
          <table:table-cell office:value-type="string" calcext:value-type="string">
            <text:p><text:span text:style-name="T1">→</text:span>min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Цена игры</text:p>
          </table:table-cell>
          <table:table-cell table:style-name="Default"/>
          <table:table-cell table:style-name="Default" table:formula="of:=1/ЦФ_А" office:value-type="float" office:value="2.71428571428571" calcext:value-type="float">
            <text:p>2,7142857143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Стратегии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3" table:formula="of:=[.B7]/ЦФ_А" office:value-type="float" office:value="0" calcext:value-type="float">
            <text:p>0</text:p>
          </table:table-cell>
          <table:table-cell table:style-name="ce3" table:formula="of:=[.C7]/ЦФ_B" office:value-type="float" office:value="0.857142857142857" calcext:value-type="float">
            <text:p>0,8571428571</text:p>
          </table:table-cell>
          <table:table-cell table:style-name="ce3" table:formula="of:=[.D7]/ЦФ_B" office:value-type="float" office:value="0.142857142857143" calcext:value-type="float">
            <text:p>0,1428571429</text:p>
          </table:table-cell>
          <table:table-cell table:number-columns-repeated="3"/>
        </table:table-row>
      </table:table>
      <table:table table:name="Стратегия B" table:style-name="ta2">
        <office:forms form:automatic-focus="false" form:apply-design-mode="false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14" table:default-cell-style-name="Default"/>
        <table:table-row table:style-name="ro4">
          <table:table-cell table:style-name="ce6"/>
          <table:table-cell table:style-name="ce6" office:value-type="string" calcext:value-type="string">
            <text:p>B1</text:p>
          </table:table-cell>
          <table:table-cell table:style-name="ce6" office:value-type="string" calcext:value-type="string">
            <text:p>B2</text:p>
          </table:table-cell>
          <table:table-cell table:style-name="ce6" office:value-type="string" calcext:value-type="string">
            <text:p>B3</text:p>
          </table:table-cell>
          <table:table-cell table:style-name="ce6" office:value-type="string" calcext:value-type="string">
            <text:p>B4</text:p>
          </table:table-cell>
          <table:table-cell table:style-name="ce6" office:value-type="string" calcext:value-type="string">
            <text:p>B5</text:p>
          </table:table-cell>
          <table:table-cell table:style-name="ce9" office:value-type="string" calcext:value-type="string">
            <text:p>Критерий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A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10" table:formula="of:=SUMPRODUCT([.B2:.F2];[.$B$5:.$F$5])" office:value-type="float" office:value="0.789473684210526" calcext:value-type="float">
            <text:p>0,7894736842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10" table:formula="of:=SUMPRODUCT([.B3:.F3];[.$B$5:.$F$5])" office:value-type="float" office:value="1" calcext:value-type="float">
            <text:p>1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10" table:formula="of:=SUMPRODUCT([.B4:.F4];[.$B$5:.$F$5])" office:value-type="float" office:value="1" calcext:value-type="float">
            <text:p>1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263157894736842" calcext:value-type="float">
            <text:p>0,263157894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105263157894737" calcext:value-type="float">
            <text:p>0,1052631579</text:p>
          </table:table-cell>
          <table:table-cell table:number-columns-repeated="1018"/>
        </table:table-row>
        <table:table-row table:style-name="ro1">
          <table:table-cell/>
          <table:table-cell table:style-name="ce8" table:number-columns-repeated="5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Целевая функция</text:p>
          </table:table-cell>
          <table:table-cell/>
          <table:table-cell table:style-name="ce4" table:formula="of:=SUM([.B5:.F5])" office:value-type="float" office:value="0.368421052631579" calcext:value-type="float">
            <text:p>0,3684210526</text:p>
          </table:table-cell>
          <table:table-cell office:value-type="string" calcext:value-type="string">
            <text:p><text:span text:style-name="T1">→</text:span>max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Цена игры</text:p>
          </table:table-cell>
          <table:table-cell/>
          <table:table-cell table:formula="of:=1/ЦФ_B" office:value-type="float" office:value="2.71428571428571" calcext:value-type="float">
            <text:p>2,7142857143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Стратегии</text:p>
          </table:table-cell>
          <table:table-cell table:number-columns-repeated="1022"/>
        </table:table-row>
        <table:table-row table:style-name="ro4">
          <table:table-cell/>
          <table:table-cell table:style-name="ce6" table:formula="of:=[.B5]/ЦФ_B" office:value-type="float" office:value="0" calcext:value-type="float">
            <text:p>0</text:p>
          </table:table-cell>
          <table:table-cell table:style-name="ce6" table:formula="of:=[.C5]/ЦФ_B" office:value-type="float" office:value="0" calcext:value-type="float">
            <text:p>0</text:p>
          </table:table-cell>
          <table:table-cell table:style-name="ce6" table:formula="of:=[.D5]/ЦФ_B" office:value-type="float" office:value="0.714285714285714" calcext:value-type="float">
            <text:p>0,7142857143</text:p>
          </table:table-cell>
          <table:table-cell table:style-name="ce6" table:formula="of:=[.E5]/ЦФ_B" office:value-type="float" office:value="0" calcext:value-type="float">
            <text:p>0</text:p>
          </table:table-cell>
          <table:table-cell table:style-name="ce6" table:formula="of:=[.F5]/ЦФ_B" office:value-type="float" office:value="0.285714285714286" calcext:value-type="float">
            <text:p>0,2857142857</text:p>
          </table:table-cell>
          <table:table-cell table:number-columns-repeated="1018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solver_adj" table:base-cell-address="$'Стратегия А'.$A$1" table:cell-range-address="$'Стратегия B'.$B$5:.$F$5"/>
          <table:named-expression table:name="solver_cvg" table:base-cell-address="$'Стратегия А'.$A$1" table:expression="0.0001"/>
          <table:named-expression table:name="solver_drv" table:base-cell-address="$'Стратегия А'.$A$1" table:expression="1"/>
          <table:named-expression table:name="solver_eng" table:base-cell-address="$'Стратегия А'.$A$1" table:expression="2"/>
          <table:named-expression table:name="solver_est" table:base-cell-address="$'Стратегия А'.$A$1" table:expression="1"/>
          <table:named-expression table:name="solver_itr" table:base-cell-address="$'Стратегия А'.$A$1" table:expression="100"/>
          <table:named-range table:name="solver_lhs1" table:base-cell-address="$'Стратегия А'.$A$1" table:cell-range-address="$'Стратегия B'.$G$2:.$G$4"/>
          <table:named-range table:name="solver_lhs2" table:base-cell-address="$'Стратегия А'.$A$1" table:cell-range-address="$'Стратегия B'.$B$9"/>
          <table:named-range table:name="solver_lhs3" table:base-cell-address="$'Стратегия А'.$A$1" table:cell-range-address="$'Стратегия B'.$B$9"/>
          <table:named-range table:name="solver_lhs4" table:base-cell-address="$'Стратегия А'.$A$1" table:cell-range-address="$'Стратегия B'.$G$2:.$G$4"/>
          <table:named-expression table:name="solver_lin" table:base-cell-address="$'Стратегия А'.$A$1" table:expression="2"/>
          <table:named-expression table:name="solver_mip" table:base-cell-address="$'Стратегия А'.$A$1" table:expression="2147483647"/>
          <table:named-expression table:name="solver_mni" table:base-cell-address="$'Стратегия А'.$A$1" table:expression="30"/>
          <table:named-expression table:name="solver_mrt" table:base-cell-address="$'Стратегия А'.$A$1" table:expression="0.075"/>
          <table:named-expression table:name="solver_msl" table:base-cell-address="$'Стратегия А'.$A$1" table:expression="2"/>
          <table:named-expression table:name="solver_neg" table:base-cell-address="$'Стратегия А'.$A$1" table:expression="2"/>
          <table:named-expression table:name="solver_nod" table:base-cell-address="$'Стратегия А'.$A$1" table:expression="2147483647"/>
          <table:named-expression table:name="solver_num" table:base-cell-address="$'Стратегия А'.$A$1" table:expression="1"/>
          <table:named-expression table:name="solver_nwt" table:base-cell-address="$'Стратегия А'.$A$1" table:expression="1"/>
          <table:named-range table:name="solver_opt" table:base-cell-address="$'Стратегия А'.$A$1" table:cell-range-address="$'Стратегия B'.$D$7"/>
          <table:named-expression table:name="solver_pre" table:base-cell-address="$'Стратегия А'.$A$1" table:expression="0.000001"/>
          <table:named-expression table:name="solver_rbv" table:base-cell-address="$'Стратегия А'.$A$1" table:expression="2"/>
          <table:named-expression table:name="solver_rel1" table:base-cell-address="$'Стратегия А'.$A$1" table:expression="1"/>
          <table:named-expression table:name="solver_rel2" table:base-cell-address="$'Стратегия А'.$A$1" table:expression="1"/>
          <table:named-expression table:name="solver_rel3" table:base-cell-address="$'Стратегия А'.$A$1" table:expression="1"/>
          <table:named-expression table:name="solver_rel4" table:base-cell-address="$'Стратегия А'.$A$1" table:expression="1"/>
          <table:named-expression table:name="solver_rhs1" table:base-cell-address="$'Стратегия А'.$A$1" table:expression="1"/>
          <table:named-expression table:name="solver_rhs2" table:base-cell-address="$'Стратегия А'.$A$1" table:expression="1"/>
          <table:named-expression table:name="solver_rhs3" table:base-cell-address="$'Стратегия А'.$A$1" table:expression="1"/>
          <table:named-expression table:name="solver_rhs4" table:base-cell-address="$'Стратегия А'.$A$1" table:expression="1"/>
          <table:named-expression table:name="solver_rlx" table:base-cell-address="$'Стратегия А'.$A$1" table:expression="2"/>
          <table:named-expression table:name="solver_rsd" table:base-cell-address="$'Стратегия А'.$A$1" table:expression="0"/>
          <table:named-expression table:name="solver_scl" table:base-cell-address="$'Стратегия А'.$A$1" table:expression="2"/>
          <table:named-expression table:name="solver_sho" table:base-cell-address="$'Стратегия А'.$A$1" table:expression="2"/>
          <table:named-expression table:name="solver_ssz" table:base-cell-address="$'Стратегия А'.$A$1" table:expression="100"/>
          <table:named-expression table:name="solver_tim" table:base-cell-address="$'Стратегия А'.$A$1" table:expression="100"/>
          <table:named-expression table:name="solver_tol" table:base-cell-address="$'Стратегия А'.$A$1" table:expression="0.05"/>
          <table:named-expression table:name="solver_typ" table:base-cell-address="$'Стратегия А'.$A$1" table:expression="1"/>
          <table:named-expression table:name="solver_val" table:base-cell-address="$'Стратегия А'.$A$1" table:expression="0"/>
          <table:named-expression table:name="solver_ver" table:base-cell-address="$'Стратегия А'.$A$1" table:expression="3"/>
        </table:named-expressions>
      </table:table>
      <table:named-expressions>
        <table:named-range table:name="ВЫБОР_А" table:base-cell-address="$'Стратегия А'.$A$1" table:cell-range-address="$'Стратегия B'.$H$2:.$H$4"/>
        <table:named-range table:name="КРИТЕРИЙ_А" table:base-cell-address="$'Стратегия А'.$A$1" table:cell-range-address="$'Стратегия B'.$G$2:.$G$4"/>
        <table:named-range table:name="КРИТЕРИЙ_В" table:base-cell-address="$'Стратегия А'.$E$2" table:cell-range-address="$'Стратегия А'.$E$2:.$E$6"/>
        <table:named-range table:name="СТРАТЕГИИ_B" table:base-cell-address="$'Стратегия А'.$A$1" table:cell-range-address="$'Стратегия B'.$B$5:.$F$5"/>
        <table:named-range table:name="СТРАТЕГИИ_А" table:base-cell-address="$'Стратегия А'.$B$7" table:cell-range-address="$'Стратегия А'.$B$7:.$D$7"/>
        <table:named-range table:name="ЦФ_B" table:base-cell-address="$'Стратегия А'.$A$1" table:cell-range-address="$'Стратегия B'.$D$7"/>
        <table:named-range table:name="ЦФ_А" table:base-cell-address="$'Стратегия А'.$D$9" table:cell-range-address="$'Стратегия А'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/>
    <style:font-face style:name="Calibri" svg:font-family="Calibri" style:font-family-generic="swiss"/>
    <style:font-face style:name="Calibri1" svg:font-family="Calibri" style:font-adornments="Regular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Стратегия_20_B" style:display-name="PageStyle_Стратегия 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5" style:display-name="PageStyle_Лист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Стратегия_20_A" style:display-name="PageStyle_Стратегия 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1407</meta:initial-creator>
    <meta:creation-date>2015-12-01T13:20:07</meta:creation-date>
    <dc:date>2015-12-01T22:23:21.574000000</dc:date>
    <meta:generator>LibreOffice/5.0.3.2$Windows_x86 LibreOffice_project/e5f16313668ac592c1bfb310f4390624e3dbfb75</meta:generator>
    <meta:editing-duration>PT22M43S</meta:editing-duration>
    <meta:editing-cycles>2</meta:editing-cycles>
    <meta:document-statistic meta:table-count="2" meta:cell-count="10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